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torFactoryImplEx.LocatorFactoryImplEx( String path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orFactoryImplEx.startsWithWorkspace( String repositoryPath , String wsp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catorFactoryImplEx.getResourcePath( String repositoryPath , String wsp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torFactoryImplEx.getRepositoryPath( String resourcePath , String wsp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